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Descriptions" style:family="table">
      <style:table-properties style:width="17cm" table:align="margins"/>
    </style:style>
    <style:style style:name="UseCaseDescriptions.A" style:family="table-column">
      <style:table-column-properties style:column-width="17cm" style:rel-column-width="65535*"/>
    </style:style>
    <style:style style:name="UseCaseDescriptions.1" style:family="table-row">
      <style:table-row-properties style:min-row-height="1.563cm"/>
    </style:style>
    <style:style style:name="UseCaseDescriptions.A1" style:family="table-cell">
      <style:table-cell-properties fo:padding="0.097cm" fo:border="0.002cm solid #000000"/>
    </style:style>
    <style:style style:name="UseCaseDescriptions.2" style:family="table-row">
      <style:table-row-properties style:min-row-height="1.498cm"/>
    </style:style>
    <style:style style:name="UseCaseDescriptio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UseCaseDescriptions.3" style:family="table-row">
      <style:table-row-properties style:min-row-height="1.466cm"/>
    </style:style>
    <style:style style:name="UseCaseDescriptions.4" style:family="table-row">
      <style:table-row-properties style:min-row-height="1.715cm"/>
    </style:style>
    <style:style style:name="UseCaseDescriptions.5" style:family="table-row">
      <style:table-row-properties style:min-row-height="1.722cm"/>
    </style:style>
    <style:style style:name="Tablo1" style:family="table">
      <style:table-properties style:width="17cm" table:align="margins"/>
    </style:style>
    <style:style style:name="Tablo1.A" style:family="table-column">
      <style:table-column-properties style:column-width="17cm" style:rel-column-width="65535*"/>
    </style:style>
    <style:style style:name="Tablo1.1" style:family="table-row">
      <style:table-row-properties style:min-row-height="1.563cm"/>
    </style:style>
    <style:style style:name="Tablo1.A1" style:family="table-cell">
      <style:table-cell-properties fo:padding="0.097cm" fo:border="0.002cm solid #000000"/>
    </style:style>
    <style:style style:name="Tablo1.2" style:family="table-row">
      <style:table-row-properties style:min-row-height="1.498cm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.3" style:family="table-row">
      <style:table-row-properties style:min-row-height="1.466cm"/>
    </style:style>
    <style:style style:name="Tablo1.4" style:family="table-row">
      <style:table-row-properties style:min-row-height="1.715cm"/>
    </style:style>
    <style:style style:name="Tablo1.5" style:family="table-row">
      <style:table-row-properties style:min-row-height="1.722cm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17cm" style:rel-column-width="65535*"/>
    </style:style>
    <style:style style:name="Tablo2.1" style:family="table-row">
      <style:table-row-properties style:min-row-height="1.563cm"/>
    </style:style>
    <style:style style:name="Tablo2.A1" style:family="table-cell">
      <style:table-cell-properties fo:padding="0.097cm" fo:border="0.002cm solid #000000"/>
    </style:style>
    <style:style style:name="Tablo2.2" style:family="table-row">
      <style:table-row-properties style:min-row-height="1.498cm"/>
    </style:style>
    <style:style style:name="Tablo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.3" style:family="table-row">
      <style:table-row-properties style:min-row-height="1.466cm"/>
    </style:style>
    <style:style style:name="Tablo2.4" style:family="table-row">
      <style:table-row-properties style:min-row-height="1.715cm"/>
    </style:style>
    <style:style style:name="Tablo2.5" style:family="table-row">
      <style:table-row-properties style:min-row-height="1.722cm"/>
    </style:style>
    <style:style style:name="Tablo3" style:family="table">
      <style:table-properties style:width="17cm" table:align="margins"/>
    </style:style>
    <style:style style:name="Tablo3.A" style:family="table-column">
      <style:table-column-properties style:column-width="17cm" style:rel-column-width="65535*"/>
    </style:style>
    <style:style style:name="Tablo3.1" style:family="table-row">
      <style:table-row-properties style:min-row-height="1.563cm"/>
    </style:style>
    <style:style style:name="Tablo3.A1" style:family="table-cell">
      <style:table-cell-properties fo:padding="0.097cm" fo:border="0.002cm solid #000000"/>
    </style:style>
    <style:style style:name="Tablo3.2" style:family="table-row">
      <style:table-row-properties style:min-row-height="1.498cm"/>
    </style:style>
    <style:style style:name="Tablo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.3" style:family="table-row">
      <style:table-row-properties style:min-row-height="1.466cm"/>
    </style:style>
    <style:style style:name="Tablo3.4" style:family="table-row">
      <style:table-row-properties style:min-row-height="1.715cm"/>
    </style:style>
    <style:style style:name="Tablo3.5" style:family="table-row">
      <style:table-row-properties style:min-row-height="1.722cm"/>
    </style:style>
    <style:style style:name="Tablo4" style:family="table">
      <style:table-properties style:width="17cm" table:align="margins"/>
    </style:style>
    <style:style style:name="Tablo4.A" style:family="table-column">
      <style:table-column-properties style:column-width="17cm" style:rel-column-width="65535*"/>
    </style:style>
    <style:style style:name="Tablo4.1" style:family="table-row">
      <style:table-row-properties style:min-row-height="1.563cm"/>
    </style:style>
    <style:style style:name="Tablo4.A1" style:family="table-cell">
      <style:table-cell-properties fo:padding="0.097cm" fo:border="0.002cm solid #000000"/>
    </style:style>
    <style:style style:name="Tablo4.2" style:family="table-row">
      <style:table-row-properties style:min-row-height="1.498cm"/>
    </style:style>
    <style:style style:name="Tablo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.3" style:family="table-row">
      <style:table-row-properties style:min-row-height="1.466cm"/>
    </style:style>
    <style:style style:name="Tablo4.4" style:family="table-row">
      <style:table-row-properties style:min-row-height="1.715cm"/>
    </style:style>
    <style:style style:name="Tablo4.5" style:family="table-row">
      <style:table-row-properties style:min-row-height="1.722cm"/>
    </style:style>
    <style:style style:name="Tablo5" style:family="table">
      <style:table-properties style:width="17cm" table:align="margins"/>
    </style:style>
    <style:style style:name="Tablo5.A" style:family="table-column">
      <style:table-column-properties style:column-width="17cm" style:rel-column-width="65535*"/>
    </style:style>
    <style:style style:name="Tablo5.1" style:family="table-row">
      <style:table-row-properties style:min-row-height="1.563cm"/>
    </style:style>
    <style:style style:name="Tablo5.A1" style:family="table-cell">
      <style:table-cell-properties fo:padding="0.097cm" fo:border="0.002cm solid #000000"/>
    </style:style>
    <style:style style:name="Tablo5.2" style:family="table-row">
      <style:table-row-properties style:min-row-height="1.498cm"/>
    </style:style>
    <style:style style:name="Tablo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5.3" style:family="table-row">
      <style:table-row-properties style:min-row-height="1.466cm"/>
    </style:style>
    <style:style style:name="Tablo5.4" style:family="table-row">
      <style:table-row-properties style:min-row-height="1.715cm"/>
    </style:style>
    <style:style style:name="Tablo5.5" style:family="table-row">
      <style:table-row-properties style:min-row-height="1.722cm"/>
    </style:style>
    <style:style style:name="Tablo6" style:family="table">
      <style:table-properties style:width="17.018cm" fo:margin-left="-0.016cm" fo:margin-right="-0.002cm" table:align="margins"/>
    </style:style>
    <style:style style:name="Tablo6.A" style:family="table-column">
      <style:table-column-properties style:column-width="17.018cm" style:rel-column-width="65535*"/>
    </style:style>
    <style:style style:name="Tablo6.1" style:family="table-row">
      <style:table-row-properties style:min-row-height="1.563cm"/>
    </style:style>
    <style:style style:name="Tablo6.A1" style:family="table-cell">
      <style:table-cell-properties fo:padding="0.097cm" fo:border="0.002cm solid #000000"/>
    </style:style>
    <style:style style:name="Tablo6.2" style:family="table-row">
      <style:table-row-properties style:min-row-height="1.498cm"/>
    </style:style>
    <style:style style:name="Tablo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6.3" style:family="table-row">
      <style:table-row-properties style:min-row-height="1.466cm"/>
    </style:style>
    <style:style style:name="Tablo6.4" style:family="table-row">
      <style:table-row-properties style:min-row-height="1.715cm"/>
    </style:style>
    <style:style style:name="Tablo6.5" style:family="table-row">
      <style:table-row-properties style:min-row-height="1.722cm"/>
    </style:style>
    <style:style style:name="Tablo7" style:family="table">
      <style:table-properties style:width="17cm" table:align="margins"/>
    </style:style>
    <style:style style:name="Tablo7.A" style:family="table-column">
      <style:table-column-properties style:column-width="17cm" style:rel-column-width="65535*"/>
    </style:style>
    <style:style style:name="Tablo7.1" style:family="table-row">
      <style:table-row-properties style:min-row-height="1.563cm"/>
    </style:style>
    <style:style style:name="Tablo7.A1" style:family="table-cell">
      <style:table-cell-properties fo:padding="0.097cm" fo:border="0.002cm solid #000000"/>
    </style:style>
    <style:style style:name="Tablo7.2" style:family="table-row">
      <style:table-row-properties style:min-row-height="1.498cm"/>
    </style:style>
    <style:style style:name="Tablo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7.3" style:family="table-row">
      <style:table-row-properties style:min-row-height="1.466cm"/>
    </style:style>
    <style:style style:name="Tablo7.4" style:family="table-row">
      <style:table-row-properties style:min-row-height="1.715cm"/>
    </style:style>
    <style:style style:name="Tablo7.5" style:family="table-row">
      <style:table-row-properties style:min-row-height="1.722cm"/>
    </style:style>
    <style:style style:name="Tablo8" style:family="table">
      <style:table-properties style:width="17cm" table:align="margins"/>
    </style:style>
    <style:style style:name="Tablo8.A" style:family="table-column">
      <style:table-column-properties style:column-width="17cm" style:rel-column-width="65535*"/>
    </style:style>
    <style:style style:name="Tablo8.1" style:family="table-row">
      <style:table-row-properties style:min-row-height="1.563cm"/>
    </style:style>
    <style:style style:name="Tablo8.A1" style:family="table-cell">
      <style:table-cell-properties fo:padding="0.097cm" fo:border="0.002cm solid #000000"/>
    </style:style>
    <style:style style:name="Tablo8.2" style:family="table-row">
      <style:table-row-properties style:min-row-height="1.498cm"/>
    </style:style>
    <style:style style:name="Tablo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8.3" style:family="table-row">
      <style:table-row-properties style:min-row-height="1.466cm"/>
    </style:style>
    <style:style style:name="Tablo8.4" style:family="table-row">
      <style:table-row-properties style:min-row-height="1.715cm"/>
    </style:style>
    <style:style style:name="Tablo8.5" style:family="table-row">
      <style:table-row-properties style:min-row-height="1.722cm"/>
    </style:style>
    <style:style style:name="Tablo9" style:family="table">
      <style:table-properties style:width="17cm" table:align="margins"/>
    </style:style>
    <style:style style:name="Tablo9.A" style:family="table-column">
      <style:table-column-properties style:column-width="17cm" style:rel-column-width="65535*"/>
    </style:style>
    <style:style style:name="Tablo9.1" style:family="table-row">
      <style:table-row-properties style:min-row-height="1.563cm"/>
    </style:style>
    <style:style style:name="Tablo9.A1" style:family="table-cell">
      <style:table-cell-properties fo:padding="0.097cm" fo:border="0.002cm solid #000000"/>
    </style:style>
    <style:style style:name="Tablo9.2" style:family="table-row">
      <style:table-row-properties style:min-row-height="1.498cm"/>
    </style:style>
    <style:style style:name="Tablo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9.3" style:family="table-row">
      <style:table-row-properties style:min-row-height="1.466cm"/>
    </style:style>
    <style:style style:name="Tablo9.4" style:family="table-row">
      <style:table-row-properties style:min-row-height="1.715cm"/>
    </style:style>
    <style:style style:name="Tablo9.5" style:family="table-row">
      <style:table-row-properties style:min-row-height="1.722cm"/>
    </style:style>
    <style:style style:name="Tablo10" style:family="table">
      <style:table-properties style:width="17cm" table:align="margins"/>
    </style:style>
    <style:style style:name="Tablo10.A" style:family="table-column">
      <style:table-column-properties style:column-width="17cm" style:rel-column-width="65535*"/>
    </style:style>
    <style:style style:name="Tablo10.1" style:family="table-row">
      <style:table-row-properties style:min-row-height="1.563cm"/>
    </style:style>
    <style:style style:name="Tablo10.A1" style:family="table-cell">
      <style:table-cell-properties fo:padding="0.097cm" fo:border="0.002cm solid #000000"/>
    </style:style>
    <style:style style:name="Tablo10.2" style:family="table-row">
      <style:table-row-properties style:min-row-height="1.498cm"/>
    </style:style>
    <style:style style:name="Tablo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0.3" style:family="table-row">
      <style:table-row-properties style:min-row-height="1.466cm"/>
    </style:style>
    <style:style style:name="Tablo10.4" style:family="table-row">
      <style:table-row-properties style:min-row-height="1.715cm"/>
    </style:style>
    <style:style style:name="Tablo10.5" style:family="table-row">
      <style:table-row-properties style:min-row-height="1.722cm"/>
    </style:style>
    <style:style style:name="Tablo11" style:family="table">
      <style:table-properties style:width="17cm" table:align="margins"/>
    </style:style>
    <style:style style:name="Tablo11.A" style:family="table-column">
      <style:table-column-properties style:column-width="17cm" style:rel-column-width="65535*"/>
    </style:style>
    <style:style style:name="Tablo11.1" style:family="table-row">
      <style:table-row-properties style:min-row-height="1.563cm"/>
    </style:style>
    <style:style style:name="Tablo11.A1" style:family="table-cell">
      <style:table-cell-properties fo:padding="0.097cm" fo:border="0.002cm solid #000000"/>
    </style:style>
    <style:style style:name="Tablo11.2" style:family="table-row">
      <style:table-row-properties style:min-row-height="1.498cm"/>
    </style:style>
    <style:style style:name="Tablo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1.3" style:family="table-row">
      <style:table-row-properties style:min-row-height="1.466cm"/>
    </style:style>
    <style:style style:name="Tablo11.4" style:family="table-row">
      <style:table-row-properties style:min-row-height="1.715cm"/>
    </style:style>
    <style:style style:name="Tablo11.5" style:family="table-row">
      <style:table-row-properties style:min-row-height="1.722cm"/>
    </style:style>
    <style:style style:name="Tablo12" style:family="table">
      <style:table-properties style:width="17cm" table:align="margins"/>
    </style:style>
    <style:style style:name="Tablo12.A" style:family="table-column">
      <style:table-column-properties style:column-width="17cm" style:rel-column-width="65535*"/>
    </style:style>
    <style:style style:name="Tablo12.A1" style:family="table-cell">
      <style:table-cell-properties fo:padding="0.097cm" fo:border="0.002cm solid #000000"/>
    </style:style>
    <style:style style:name="Tablo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58cm" fo:margin-left="0.044cm" fo:margin-right="-0.002cm" table:align="margins"/>
    </style:style>
    <style:style style:name="Tablo13.A" style:family="table-column">
      <style:table-column-properties style:column-width="16.958cm" style:rel-column-width="9614*"/>
    </style:style>
    <style:style style:name="Tablo13.A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4" style:family="table">
      <style:table-properties style:width="17cm" table:align="margins"/>
    </style:style>
    <style:style style:name="Tablo14.A" style:family="table-column">
      <style:table-column-properties style:column-width="17cm" style:rel-column-width="9638*"/>
    </style:style>
    <style:style style:name="Tablo14.A1" style:family="table-cell">
      <style:table-cell-properties fo:padding="0.097cm" fo:border="0.002cm solid #000000"/>
    </style:style>
    <style:style style:name="Tablo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fo:background-color="#ffff00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Descriptions" table:style-name="UseCaseDescriptions">
        <table:table-column table:style-name="UseCaseDescriptions.A"/>
        <table:table-row table:style-name="UseCaseDescriptions.1">
          <table:table-cell table:style-name="UseCaseDescriptions.A1" office:value-type="string">
            <text:p text:style-name="Table_20_Contents"><text:span text:style-name="T1">Use case name: </text:span>ChangePassword</text:p>
          </table:table-cell>
        </table:table-row>
        <table:table-row table:style-name="UseCaseDescriptions.2">
          <table:table-cell table:style-name="UseCaseDescriptions.A2" office:value-type="string">
            <text:p text:style-name="Table_20_Contents"><text:span text:style-name="T1">Participant Actors:</text:span> Admin, OR Instructor, OR Student</text:p>
          </table:table-cell>
        </table:table-row>
        <table:table-row table:style-name="UseCaseDescriptions.3">
          <table:table-cell table:style-name="UseCaseDescriptions.A2" office:value-type="string">
            <text:p text:style-name="P1">Flow of events:</text:p>
            <text:p text:style-name="P3">1) User login the system. </text:p>
            <text:p text:style-name="P3">2) User selects an option which is name “Change Password” on login page.</text:p>
            <text:p text:style-name="P3">3) System show a form which is include old password field and <text:s/>2 new password fields</text:p>
            <text:p text:style-name="P3">4) System checks the new password and give notification to user if the new password is valid.</text:p>
            <text:p text:style-name="P3">5) User informed by the system about his/her password has been changed.</text:p>
          </table:table-cell>
        </table:table-row>
        <table:table-row table:style-name="UseCaseDescriptions.4">
          <table:table-cell table:style-name="UseCaseDescriptions.A2" office:value-type="string">
            <text:p text:style-name="P1">Entry Conditions:</text:p>
            <text:p text:style-name="P3">User wants to change his/her password.</text:p>
            <text:p text:style-name="P3">User clicks the button which name is Change Password.</text:p>
          </table:table-cell>
        </table:table-row>
        <table:table-row table:style-name="UseCaseDescriptions.5">
          <table:table-cell table:style-name="UseCaseDescriptions.A2" office:value-type="string">
            <text:p text:style-name="P1">Exit Conditions:</text:p>
            <text:p text:style-name="P3">User changes his/her password successfully, OR</text:p>
            <text:p text:style-name="P3">User informed by the system about his/her password has not been changed. </text:p>
          </table:table-cell>
        </table:table-row>
      </table:table>
      <text:p text:style-name="Standard"/>
      <text:p text:style-name="Standard"/>
      <text:p text:style-name="Standard"/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1">Use case name: <text:span text:style-name="T2">PublishExam</text:span></text:p>
          </table:table-cell>
        </table:table-row>
        <table:table-row table:style-name="Tablo1.2">
          <table:table-cell table:style-name="Tablo1.A2" office:value-type="string">
            <text:p text:style-name="P1">Participant Actors: <text:span text:style-name="T2">Instructor</text:span></text:p>
          </table:table-cell>
        </table:table-row>
        <table:table-row table:style-name="Tablo1.3">
          <table:table-cell table:style-name="Tablo1.A2" office:value-type="string">
            <text:p text:style-name="P1">Flow of events:</text:p>
            <text:p text:style-name="Table_20_Contents">1) User selects the course name.</text:p>
            <text:p text:style-name="Table_20_Contents">2) User adds questions about this course.</text:p>
            <text:p text:style-name="Table_20_Contents">3) User sets the time for the test.</text:p>
            <text:p text:style-name="Table_20_Contents">4) <text:span text:style-name="T3">User sends a request about the uploade exam to the system.</text:span></text:p>
            <text:p text:style-name="P4">5)System displays a notification which is show uploading is done successfully.</text:p>
            <text:p text:style-name="P4"/>
          </table:table-cell>
        </table:table-row>
        <table:table-row table:style-name="Tablo1.4">
          <table:table-cell table:style-name="Tablo1.A2" office:value-type="string">
            <text:p text:style-name="P1">Entry Conditions:</text:p>
            <text:p text:style-name="P3">User wants a create an exam.</text:p>
            <text:p text:style-name="P3">User clicks the Publish Exam option.</text:p>
          </table:table-cell>
        </table:table-row>
        <table:table-row table:style-name="Tablo1.5">
          <table:table-cell table:style-name="Tablo1.A2" office:value-type="string">
            <text:p text:style-name="P1">Exit Conditions:</text:p>
            <text:p text:style-name="P3">User publishes the exam successfully, OR</text:p>
            <text:p text:style-name="P3">User see the notification which is show exam is not upload to the system succesfully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2" table:style-name="Tablo2">
        <table:table-column table:style-name="Tablo2.A"/>
        <text:soft-page-break/>
        <table:table-row table:style-name="Tablo2.1">
          <table:table-cell table:style-name="Tablo2.A1" office:value-type="string">
            <text:p text:style-name="P1">Use case name: <text:span text:style-name="T2">SelectCourseName</text:span></text:p>
          </table:table-cell>
        </table:table-row>
        <table:table-row table:style-name="Tablo2.2">
          <table:table-cell table:style-name="Tablo2.A2" office:value-type="string">
            <text:p text:style-name="P1">Participant Actors: <text:span text:style-name="T2">Insturctor, OR Student</text:span></text:p>
          </table:table-cell>
        </table:table-row>
        <table:table-row table:style-name="Tablo2.3">
          <table:table-cell table:style-name="Tablo2.A2" office:value-type="string">
            <text:p text:style-name="P1">Flow of events: </text:p>
            <text:p text:style-name="P3">1) User selects the course which is user's wants.</text:p>
            <text:p text:style-name="P3">2) User gets the request to the enter the course. </text:p>
            <text:p text:style-name="P3">3) System response to the user to enter the page of the course.</text:p>
            <text:p text:style-name="P3">4) User directs to the course list.</text:p>
          </table:table-cell>
        </table:table-row>
        <table:table-row table:style-name="Tablo2.4">
          <table:table-cell table:style-name="Tablo2.A2" office:value-type="string">
            <text:p text:style-name="P1">Entry Conditions:</text:p>
            <text:p text:style-name="P3">User is wanted to begin the Online Exam.</text:p>
            <text:p text:style-name="P3">User is enrolled to the course.</text:p>
          </table:table-cell>
        </table:table-row>
        <table:table-row table:style-name="Tablo2.5">
          <table:table-cell table:style-name="Tablo2.A2" office:value-type="string">
            <text:p text:style-name="P1">Exit Conditions:</text:p>
            <text:p text:style-name="P3">User is not enrolled to the course.</text:p>
            <text:p text:style-name="P3">The course is not avaliable.</text:p>
          </table:table-cell>
        </table:table-row>
      </table:table>
      <text:p text:style-name="Standard"/>
      <text:p text:style-name="Standard"/>
      <text:p text:style-name="Standard"/>
      <table:table table:name="Tablo3" table:style-name="Tablo3">
        <table:table-column table:style-name="Tablo3.A"/>
        <table:table-row table:style-name="Tablo3.1">
          <table:table-cell table:style-name="Tablo3.A1" office:value-type="string">
            <text:p text:style-name="P1">Use case name: <text:span text:style-name="T2">UploadResults</text:span></text:p>
          </table:table-cell>
        </table:table-row>
        <table:table-row table:style-name="Tablo3.2">
          <table:table-cell table:style-name="Tablo3.A2" office:value-type="string">
            <text:p text:style-name="P1">Participant Actors: <text:span text:style-name="T2">Instructor</text:span></text:p>
          </table:table-cell>
        </table:table-row>
        <table:table-row table:style-name="Tablo3.3">
          <table:table-cell table:style-name="Tablo3.A2" office:value-type="string">
            <text:p text:style-name="P1">Flow of events:</text:p>
            <text:p text:style-name="P3">1) User selects his/her statu which is Instructor from the login page.</text:p>
            <text:p text:style-name="P3">2) User enters his/her id and password into the required fields.</text:p>
            <text:p text:style-name="P3">3) System checks the user's request that user registers to the system.</text:p>
            <text:p text:style-name="P3">4) System responds to the user to entering the system.</text:p>
            <text:p text:style-name="P3">5) User login. </text:p>
            <text:p text:style-name="P3">6) User selects Upload Results option.</text:p>
            <text:p text:style-name="P3">7) User sends a request to see upload result option.</text:p>
            <text:p text:style-name="P3">8) System response to the user to entering upload results option.</text:p>
            <text:p text:style-name="P3">9) User selects the course name in the course list and sends request to the system.</text:p>
            <text:p text:style-name="P3">10)System response to the user to uploading results.</text:p>
            <text:p text:style-name="P3"><text:s/></text:p>
          </table:table-cell>
        </table:table-row>
        <table:table-row table:style-name="Tablo3.4">
          <table:table-cell table:style-name="Tablo3.A2" office:value-type="string">
            <text:p text:style-name="P1">Entry Conditions:</text:p>
            <text:p text:style-name="P1"/>
            <text:p text:style-name="P3">User makes a exam before the upload the results.</text:p>
            <text:p text:style-name="P3"/>
          </table:table-cell>
        </table:table-row>
        <table:table-row table:style-name="Tablo3.5">
          <table:table-cell table:style-name="Tablo3.A2" office:value-type="string">
            <text:p text:style-name="P1">Exit Conditions:</text:p>
            <text:p text:style-name="P3">User posts the results successfully, OR</text:p>
            <text:p text:style-name="P1"><text:span text:style-name="T2">System sends a notification why the results are not uploading.</text:span> </text:p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o4" table:style-name="Tablo4">
        <table:table-column table:style-name="Tablo4.A"/>
        <table:table-row table:style-name="Tablo4.1">
          <table:table-cell table:style-name="Tablo4.A1" office:value-type="string">
            <text:p text:style-name="P1">Use case name: <text:span text:style-name="T2">UploadCorrectAnswer</text:span></text:p>
          </table:table-cell>
        </table:table-row>
        <table:table-row table:style-name="Tablo4.2">
          <table:table-cell table:style-name="Tablo4.A2" office:value-type="string">
            <text:p text:style-name="P1">Participant Actors: <text:span text:style-name="T2">Instructor</text:span></text:p>
          </table:table-cell>
        </table:table-row>
        <table:table-row table:style-name="Tablo4.3">
          <table:table-cell table:style-name="Tablo4.A2" office:value-type="string">
            <text:p text:style-name="P1">Flow of events:</text:p>
            <text:p text:style-name="P3">1) User selects his/her statu which is Instructor from the login page.</text:p>
            <text:p text:style-name="P3">2) User enters his/her id and password into the required fields.</text:p>
            <text:p text:style-name="P3">3) System checks the user's request that user registers to the system.</text:p>
            <text:p text:style-name="P3">4) System responds to the user to entering the system.</text:p>
            <text:p text:style-name="P3">5) User login. </text:p>
            <text:p text:style-name="P3">6) User selects Upload Correct Answers option.</text:p>
            <text:p text:style-name="P3">7) User sends a request to see upload correct answers option.</text:p>
            <text:p text:style-name="P3">8) System response to the user to entering upload correct answers option.</text:p>
            <text:p text:style-name="P3">9) User selects the course name in the course list and sends request to the system.</text:p>
            <text:p text:style-name="P3">10)System response to the user to uploading correct answers.</text:p>
          </table:table-cell>
        </table:table-row>
        <table:table-row table:style-name="Tablo4.4">
          <table:table-cell table:style-name="Tablo4.A2" office:value-type="string">
            <text:p text:style-name="P1">Entry Conditions:</text:p>
            <text:p text:style-name="P3">User selects Upload Correct Answers option.</text:p>
            <text:p text:style-name="P3">User knows the exam's time limit is over.</text:p>
          </table:table-cell>
        </table:table-row>
        <table:table-row table:style-name="Tablo4.5">
          <table:table-cell table:style-name="Tablo4.A2" office:value-type="string">
            <text:p text:style-name="P1">Exit Conditions:</text:p>
            <text:p text:style-name="P3">User uploads result succesfully, OR</text:p>
            <text:p text:style-name="P3">User takes a notification why the uploading could not work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o5" table:style-name="Tablo5">
        <table:table-column table:style-name="Tablo5.A"/>
        <table:table-row table:style-name="Tablo5.1">
          <table:table-cell table:style-name="Tablo5.A1" office:value-type="string">
            <text:p text:style-name="Table_20_Contents"><text:span text:style-name="T1">Use case name:</text:span> CancelExam</text:p>
          </table:table-cell>
        </table:table-row>
        <table:table-row table:style-name="Tablo5.2">
          <table:table-cell table:style-name="Tablo5.A2" office:value-type="string">
            <text:p text:style-name="Table_20_Contents"><text:span text:style-name="T1">Participant Actors:</text:span> Instructor</text:p>
          </table:table-cell>
        </table:table-row>
        <table:table-row table:style-name="Tablo5.3">
          <table:table-cell table:style-name="Tablo5.A2" office:value-type="string">
            <text:p text:style-name="P1">Flow of events:</text:p>
            <text:p text:style-name="Table_20_Contents">1) User selects the course which is he/she wants to delete its exam.</text:p>
            <text:p text:style-name="Table_20_Contents">2) User selects the exam.</text:p>
            <text:p text:style-name="Table_20_Contents">3) User clicks the Delete Exam button and sends a request to the system.</text:p>
            <text:p text:style-name="Table_20_Contents">4) System gets the request and responds to the user to cancel the exam.</text:p>
            <text:p text:style-name="Table_20_Contents"/>
          </table:table-cell>
        </table:table-row>
        <table:table-row table:style-name="Tablo5.4">
          <table:table-cell table:style-name="Tablo5.A2" office:value-type="string">
            <text:p text:style-name="P1">Entry Conditions:</text:p>
            <text:p text:style-name="P3">User has a exam before the cancel.</text:p>
            <text:p text:style-name="P3">User selects cancel option.</text:p>
          </table:table-cell>
        </table:table-row>
        <table:table-row table:style-name="Tablo5.5">
          <table:table-cell table:style-name="Tablo5.A2" office:value-type="string">
            <text:p text:style-name="P1">Exit Conditions:</text:p>
            <text:p text:style-name="P3">User deletes the exam succesfully, OR</text:p>
            <text:p text:style-name="P3">User takes a notification about the why is the canceling not working.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o6" table:style-name="Tablo6">
        <table:table-column table:style-name="Tablo6.A"/>
        <table:table-row table:style-name="Tablo6.1">
          <table:table-cell table:style-name="Tablo6.A1" office:value-type="string">
            <text:p text:style-name="P3"/>
          </table:table-cell>
        </table:table-row>
        <table:table-row table:style-name="Tablo6.2">
          <table:table-cell table:style-name="Tablo6.A2" office:value-type="string">
            <text:p text:style-name="P3"/>
          </table:table-cell>
        </table:table-row>
        <table:table-row table:style-name="Tablo6.3">
          <table:table-cell table:style-name="Tablo6.A2" office:value-type="string">
            <text:p text:style-name="P3"/>
          </table:table-cell>
        </table:table-row>
        <table:table-row table:style-name="Tablo6.4">
          <table:table-cell table:style-name="Tablo6.A2" office:value-type="string">
            <text:p text:style-name="P3"/>
          </table:table-cell>
        </table:table-row>
        <table:table-row table:style-name="Tablo6.5">
          <table:table-cell table:style-name="Tablo6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Tablo7" table:style-name="Tablo7">
        <table:table-column table:style-name="Tablo7.A"/>
        <table:table-row table:style-name="Tablo7.1">
          <table:table-cell table:style-name="Tablo7.A1" office:value-type="string">
            <text:p text:style-name="P3"/>
          </table:table-cell>
        </table:table-row>
        <table:table-row table:style-name="Tablo7.2">
          <table:table-cell table:style-name="Tablo7.A2" office:value-type="string">
            <text:p text:style-name="P3"/>
          </table:table-cell>
        </table:table-row>
        <table:table-row table:style-name="Tablo7.3">
          <table:table-cell table:style-name="Tablo7.A2" office:value-type="string">
            <text:p text:style-name="P3"/>
          </table:table-cell>
        </table:table-row>
        <table:table-row table:style-name="Tablo7.4">
          <table:table-cell table:style-name="Tablo7.A2" office:value-type="string">
            <text:p text:style-name="P3"/>
          </table:table-cell>
        </table:table-row>
        <table:table-row table:style-name="Tablo7.5">
          <table:table-cell table:style-name="Tablo7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8" table:style-name="Tablo8">
        <table:table-column table:style-name="Tablo8.A"/>
        <table:table-row table:style-name="Tablo8.1">
          <table:table-cell table:style-name="Tablo8.A1" office:value-type="string">
            <text:p text:style-name="P3"/>
          </table:table-cell>
        </table:table-row>
        <table:table-row table:style-name="Tablo8.2">
          <table:table-cell table:style-name="Tablo8.A2" office:value-type="string">
            <text:p text:style-name="P3"/>
          </table:table-cell>
        </table:table-row>
        <text:soft-page-break/>
        <table:table-row table:style-name="Tablo8.3">
          <table:table-cell table:style-name="Tablo8.A2" office:value-type="string">
            <text:p text:style-name="P3"/>
          </table:table-cell>
        </table:table-row>
        <table:table-row table:style-name="Tablo8.4">
          <table:table-cell table:style-name="Tablo8.A2" office:value-type="string">
            <text:p text:style-name="P3"/>
          </table:table-cell>
        </table:table-row>
        <table:table-row table:style-name="Tablo8.5">
          <table:table-cell table:style-name="Tablo8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o9" table:style-name="Tablo9">
        <table:table-column table:style-name="Tablo9.A"/>
        <table:table-row table:style-name="Tablo9.1">
          <table:table-cell table:style-name="Tablo9.A1" office:value-type="string">
            <text:p text:style-name="P2">Use case name: <text:span text:style-name="T2">PrepareExam</text:span></text:p>
          </table:table-cell>
        </table:table-row>
        <table:table-row table:style-name="Tablo9.2">
          <table:table-cell table:style-name="Tablo9.A2" office:value-type="string">
            <text:p text:style-name="P1">Participant Actors: <text:span text:style-name="T2">Instructor</text:span></text:p>
          </table:table-cell>
        </table:table-row>
        <table:table-row table:style-name="Tablo9.3">
          <table:table-cell table:style-name="Tablo9.A2" office:value-type="string">
            <text:p text:style-name="P1">Flow of events: </text:p>
            <text:p text:style-name="P3">1) User selects the Prepare Exam and sends a request to the system.</text:p>
            <text:p text:style-name="P3">2) System takes the request and response to the user to select the course name.</text:p>
            <text:p text:style-name="P3">3) User selects the course name and sends a request to the system.</text:p>
            <text:p text:style-name="P3">4) System takes the request and response to the user to directly to the prepare exam part.</text:p>
          </table:table-cell>
        </table:table-row>
        <table:table-row table:style-name="Tablo9.4">
          <table:table-cell table:style-name="Tablo9.A2" office:value-type="string">
            <text:p text:style-name="P1">Entry Conditions:</text:p>
            <text:p text:style-name="P3">User clicks the Prepare Exam button.</text:p>
            <text:p text:style-name="P3">User wants to add question to the exam.</text:p>
            <text:p text:style-name="P3">User wants to delete question in the exam.</text:p>
            <text:p text:style-name="P3">User wants to see questions which is in the exam.</text:p>
          </table:table-cell>
        </table:table-row>
        <table:table-row table:style-name="Tablo9.5">
          <table:table-cell table:style-name="Tablo9.A2" office:value-type="string">
            <text:p text:style-name="P1">Exit Conditions:</text:p>
            <text:p text:style-name="P3">User prepares and saves the exam succesfully, OR</text:p>
            <text:p text:style-name="P3">User takes a notification which is about why the exam is not save succesfully.</text:p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10" table:style-name="Tablo10">
        <table:table-column table:style-name="Tablo10.A"/>
        <text:soft-page-break/>
        <table:table-row table:style-name="Tablo10.1">
          <table:table-cell table:style-name="Tablo10.A1" office:value-type="string">
            <text:p text:style-name="P2">Use case name: <text:span text:style-name="T2">AddQuestion</text:span></text:p>
          </table:table-cell>
        </table:table-row>
        <table:table-row table:style-name="Tablo10.2">
          <table:table-cell table:style-name="Tablo10.A2" office:value-type="string">
            <text:p text:style-name="P1">Participant Actors: <text:span text:style-name="T2">Instructor</text:span></text:p>
          </table:table-cell>
        </table:table-row>
        <table:table-row table:style-name="Tablo10.3">
          <table:table-cell table:style-name="Tablo10.A2" office:value-type="string">
            <text:p text:style-name="P1">Flow of events: </text:p>
            <text:p text:style-name="P3">1) User selects the course name to prepare the exam and sends a request to the system.</text:p>
            <text:p text:style-name="P3">2) System takes the request and response to the user to select the add question.</text:p>
            <text:p text:style-name="P3">3) User adds questions and sends a request to the system</text:p>
            <text:p text:style-name="P3">4) System takes the request and response to the user to directly to the add question.</text:p>
          </table:table-cell>
        </table:table-row>
        <table:table-row table:style-name="Tablo10.4">
          <table:table-cell table:style-name="Tablo10.A2" office:value-type="string">
            <text:p text:style-name="P1">Entry Conditions:</text:p>
            <text:p text:style-name="P3">User starts preparing the exam.</text:p>
            <text:p text:style-name="P3">User comes to add question step.</text:p>
          </table:table-cell>
        </table:table-row>
        <table:table-row table:style-name="Tablo10.5">
          <table:table-cell table:style-name="Tablo10.A2" office:value-type="string">
            <text:p text:style-name="P1">Exit Conditions:</text:p>
            <text:p text:style-name="P3">User adds questions successfully, OR</text:p>
            <text:p text:style-name="P3">User takes a notification which is about why questions is not add succesfully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o11" table:style-name="Tablo11">
        <table:table-column table:style-name="Tablo11.A"/>
        <table:table-row table:style-name="Tablo11.1">
          <table:table-cell table:style-name="Tablo11.A1" office:value-type="string">
            <text:p text:style-name="P2">Use case name: <text:span text:style-name="T2">DeleteQuestion</text:span></text:p>
          </table:table-cell>
        </table:table-row>
        <table:table-row table:style-name="Tablo11.2">
          <table:table-cell table:style-name="Tablo11.A2" office:value-type="string">
            <text:p text:style-name="P1">Participant Actors: <text:span text:style-name="T2">Instructor</text:span></text:p>
          </table:table-cell>
        </table:table-row>
        <table:table-row table:style-name="Tablo11.3">
          <table:table-cell table:style-name="Tablo11.A2" office:value-type="string">
            <text:p text:style-name="P1">Flow of events: </text:p>
            <text:p text:style-name="P3">1) User selects the course name to prepare the exam and sends a request to the system.</text:p>
            <text:p text:style-name="P3">2) System takes the request and response to the user to select the delete question.</text:p>
            <text:p text:style-name="P3">3) User deletes questions which he/she wants and sends a request to the system.</text:p>
            <text:p text:style-name="P3">4) System takes the request and response to the user to directly to the delete question.</text:p>
          </table:table-cell>
        </table:table-row>
        <table:table-row table:style-name="Tablo11.4">
          <table:table-cell table:style-name="Tablo11.A2" office:value-type="string">
            <text:p text:style-name="P1">Entry Conditions:</text:p>
            <text:p text:style-name="P3">User is enrolled to the course.</text:p>
          </table:table-cell>
        </table:table-row>
        <table:table-row table:style-name="Tablo11.5">
          <table:table-cell table:style-name="Tablo11.A2" office:value-type="string">
            <text:p text:style-name="P1">Exit Conditions:</text:p>
            <text:p text:style-name="P3">The exam is not available.</text:p>
            <text:p text:style-name="P3"/>
          </table:table-cell>
        </table:table-row>
      </table:table>
      <text:p text:style-name="Standard"/>
      <table:table table:name="Tablo12" table:style-name="Tablo12">
        <table:table-column table:style-name="Tablo12.A"/>
        <table:table-row>
          <table:table-cell table:style-name="Tablo12.A1" office:value-type="string">
            <text:p text:style-name="Table_20_Contents"><text:span text:style-name="T1">Scenario name:</text:span> AddQuestion</text:p>
          </table:table-cell>
        </table:table-row>
        <table:table-row>
          <table:table-cell table:style-name="Tablo12.A2" office:value-type="string">
            <text:p text:style-name="Table_20_Contents"><text:span text:style-name="T1">Participant actor instances:</text:span> <text:s/>Aslı: Instructor</text:p>
          </table:table-cell>
        </table:table-row>
        <table:table-row>
          <table:table-cell table:style-name="Tablo12.A2" office:value-type="string">
            <text:p text:style-name="P1">Flow of events: </text:p>
            <text:p text:style-name="P1"><text:span text:style-name="T2">1) Aslı wants to prepare exam and enters the web site.</text:span></text:p>
            <text:p text:style-name="P1"><text:span text:style-name="T2">2) She logins with her id, password and statu which is instructor.</text:span></text:p>
            <text:p text:style-name="P1"><text:span text:style-name="T2">3) She selects “Prepare Exam” button and directs to the course list page.</text:span></text:p>
            <text:p text:style-name="P1"><text:span text:style-name="T2">4) She selects course name and directs to the options which are there add questions, delete questions, see questions, set the limit of time <text:s/>and publish exam.</text:span></text:p>
            <text:p text:style-name="P1"><text:span text:style-name="T2">5) She pushes the “Add Question” button and add questions to the exam. </text:span></text:p>
          </table:table-cell>
        </table:table-row>
      </table:table>
      <text:p text:style-name="Standard"><text:soft-page-break/></text:p>
      <text:p text:style-name="Standard"/>
      <text:p text:style-name="Standard"/>
      <table:table table:name="Tablo13" table:style-name="Tablo13">
        <table:table-column table:style-name="Tablo13.A"/>
        <table:table-row>
          <table:table-cell table:style-name="Tablo13.A1" office:value-type="string">
            <text:p text:style-name="Table_20_Contents"><text:span text:style-name="T1">Scenario name:</text:span> CancelTheExam</text:p>
          </table:table-cell>
        </table:table-row>
        <table:table-row>
          <table:table-cell table:style-name="Tablo13.A2" office:value-type="string">
            <text:p text:style-name="Table_20_Contents"><text:span text:style-name="T1">Participant actor instances:</text:span> <text:s/>Aslı: Instructor</text:p>
          </table:table-cell>
        </table:table-row>
        <table:table-row>
          <table:table-cell table:style-name="Tablo13.A2" office:value-type="string">
            <text:p text:style-name="P1">Flow of events: </text:p>
            <text:p text:style-name="P1"><text:span text:style-name="T2">1) Aslı wants to cancel the <text:s/>exam and enters the web site.</text:span></text:p>
            <text:p text:style-name="P1"><text:span text:style-name="T2">2) She logins with her id, password and statu which is instructor.</text:span></text:p>
            <text:p text:style-name="P1"><text:span text:style-name="T2">3) She selects “Cancel Exam” button and directs to the course list page.</text:span></text:p>
            <text:p text:style-name="P1"><text:span text:style-name="T2">4) She selects course name and directs to the exams list.</text:span></text:p>
            <text:p text:style-name="P1"><text:span text:style-name="T2">5) She selects course name which is she wants to cancel its exam.</text:span></text:p>
            <text:p text:style-name="P1"><text:span text:style-name="T2">6) She pushes the cancel exam button and finishes her duty.</text:span></text:p>
          </table:table-cell>
        </table:table-row>
      </table:table>
      <text:p text:style-name="Standard"/>
      <text:p text:style-name="Standard"/>
      <text:p text:style-name="Standard"/>
      <table:table table:name="Tablo14" table:style-name="Tablo14">
        <table:table-column table:style-name="Tablo14.A"/>
        <table:table-row>
          <table:table-cell table:style-name="Tablo14.A1" office:value-type="string">
            <text:p text:style-name="Table_20_Contents"><text:span text:style-name="T1">Scenario name:</text:span> AddQuestion</text:p>
          </table:table-cell>
        </table:table-row>
        <table:table-row>
          <table:table-cell table:style-name="Tablo14.A2" office:value-type="string">
            <text:p text:style-name="Table_20_Contents"><text:span text:style-name="T1">Participant actor instances:</text:span> <text:s/>Aslı: Instructor</text:p>
          </table:table-cell>
        </table:table-row>
        <table:table-row>
          <table:table-cell table:style-name="Tablo14.A2" office:value-type="string">
            <text:p text:style-name="P1">Flow of events: </text:p>
            <text:p text:style-name="P1"><text:span text:style-name="T2">1) Aslı wants to prepare exam and enters the web site.</text:span></text:p>
            <text:p text:style-name="P1"><text:span text:style-name="T2">2) She logins with her id, password and statu which is instructor.</text:span></text:p>
            <text:p text:style-name="P1"><text:span text:style-name="T2">3) She selects “Prepare Exam” button and directs to the course list page.</text:span></text:p>
            <text:p text:style-name="P1"><text:span text:style-name="T2">4) She selects course name and directs to the options which are there add questions, delete questions, see questions, set the limit of time <text:s/>and publish exam.</text:span></text:p>
            <text:p text:style-name="P1"><text:span text:style-name="T2">5) She pushes the “Add Question” button and add questions to the exam. 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5T16:31:23.49</meta:creation-date>
    <dc:date>2016-11-19T22:29:50.94</dc:date>
    <meta:editing-duration>P1DT5H1M24S</meta:editing-duration>
    <meta:editing-cycles>4</meta:editing-cycles>
    <meta:generator>OpenOffice/4.1.1$Win32 OpenOffice.org_project/411m6$Build-9775</meta:generator>
    <meta:document-statistic meta:table-count="15" meta:image-count="0" meta:object-count="0" meta:page-count="7" meta:paragraph-count="156" meta:word-count="1231" meta:character-count="7166"/>
  </office:meta>
</office:document-meta>
</file>